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54e1d" officeooo:paragraph-rsid="00154e1d"/>
    </style:style>
    <style:style style:name="P2" style:family="paragraph" style:parent-style-name="Standard">
      <style:text-properties fo:font-size="18pt" officeooo:rsid="00154e1d" officeooo:paragraph-rsid="00154e1d" style:font-size-asian="18pt" style:font-size-complex="18pt"/>
    </style:style>
    <style:style style:name="P3" style:family="paragraph" style:parent-style-name="Standard">
      <style:text-properties fo:font-size="18pt" officeooo:rsid="00154e1d" officeooo:paragraph-rsid="00162cdb" style:font-size-asian="18pt" style:font-size-complex="18pt"/>
    </style:style>
    <style:style style:name="P4" style:family="paragraph" style:parent-style-name="Standard">
      <style:text-properties fo:font-size="18pt" officeooo:rsid="00154e1d" officeooo:paragraph-rsid="001dacd9" style:font-size-asian="18pt" style:font-size-complex="18pt"/>
    </style:style>
    <style:style style:name="P5" style:family="paragraph" style:parent-style-name="Standard">
      <style:text-properties fo:font-size="18pt" officeooo:rsid="0018b54f" officeooo:paragraph-rsid="0018b54f" style:font-size-asian="18pt" style:font-size-complex="18pt"/>
    </style:style>
    <style:style style:name="P6" style:family="paragraph" style:parent-style-name="Standard">
      <style:text-properties fo:font-size="18pt" officeooo:rsid="00162cdb" officeooo:paragraph-rsid="00162cdb" style:font-size-asian="18pt" style:font-size-complex="18pt"/>
    </style:style>
    <style:style style:name="P7" style:family="paragraph" style:parent-style-name="Standard">
      <style:text-properties fo:font-size="18pt" officeooo:rsid="0016f74a" officeooo:paragraph-rsid="0016f74a" style:font-size-asian="18pt" style:font-size-complex="18pt"/>
    </style:style>
    <style:style style:name="P8" style:family="paragraph" style:parent-style-name="Standard">
      <style:text-properties fo:font-size="18pt" officeooo:rsid="0017b3ad" officeooo:paragraph-rsid="001dacd9" style:font-size-asian="18pt" style:font-size-complex="18pt"/>
    </style:style>
    <style:style style:name="P9" style:family="paragraph" style:parent-style-name="Standard">
      <style:text-properties fo:font-size="18pt" officeooo:rsid="001b79b6" officeooo:paragraph-rsid="001b79b6" style:font-size-asian="18pt" style:font-size-complex="18pt"/>
    </style:style>
    <style:style style:name="P10" style:family="paragraph" style:parent-style-name="Standard">
      <style:text-properties fo:font-size="18pt" officeooo:rsid="001baa3f" officeooo:paragraph-rsid="001baa3f" style:font-size-asian="18pt" style:font-size-complex="18pt"/>
    </style:style>
    <style:style style:name="P11" style:family="paragraph" style:parent-style-name="Standard">
      <style:text-properties fo:font-size="18pt" officeooo:rsid="001dacd9" officeooo:paragraph-rsid="001dacd9" style:font-size-asian="18pt" style:font-size-complex="18pt"/>
    </style:style>
    <style:style style:name="P12" style:family="paragraph" style:parent-style-name="Standard">
      <style:text-properties fo:font-size="18pt" fo:font-weight="bold" officeooo:rsid="00154e1d" officeooo:paragraph-rsid="00154e1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dacd9" officeooo:paragraph-rsid="001dacd9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154e1d" officeooo:paragraph-rsid="00154e1d" style:font-size-asian="18pt" style:font-weight-asian="bold" style:font-size-complex="18pt" style:font-weight-complex="bold"/>
    </style:style>
    <style:style style:name="T1" style:family="text">
      <style:text-properties officeooo:rsid="0018b54f"/>
    </style:style>
    <style:style style:name="T2" style:family="text">
      <style:text-properties officeooo:rsid="00198141"/>
    </style:style>
    <style:style style:name="T3" style:family="text">
      <style:text-properties officeooo:rsid="001d9d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PIO Les 1</text:p>
      <text:p text:style-name="P2"/>
      <text:p text:style-name="P14">Doel: Ik kan een led <text:span text:style-name="T1">aansluiten op een Raspberry Pi</text:span></text:p>
      <text:p text:style-name="P14"/>
      <text:p text:style-name="P2"/>
      <text:p text:style-name="P5">!!STROOM GAAT ALTIJD IN EEN GESLOTEN KRING!!!</text:p>
      <text:p text:style-name="P5"/>
      <text:p text:style-name="P2"/>
      <text:p text:style-name="P12">Breadboard</text:p>
      <text:p text:style-name="P2"/>
      <text:p text:style-name="P6">Kortsluiting = de stroomkring sluiten zonder een stroomverbruiker er tussen.</text:p>
      <text:p text:style-name="P6"/>
      <text:p text:style-name="P6">Een breadboard gebruik je om verschillende elektrische componenten met elkaar te verbinden.</text:p>
      <text:p text:style-name="P3"/>
      <text:p text:style-name="P2"/>
      <text:p text:style-name="P12">Ledjes</text:p>
      <text:p text:style-name="P2"/>
      <text:p text:style-name="P6">Een led heeft twee poten, een lange en een korte.</text:p>
      <text:p text:style-name="P6"/>
      <text:p text:style-name="P6">De lange poot <text:span text:style-name="T2">zit</text:span> aan de plus kant van je stroomkring</text:p>
      <text:p text:style-name="P6"/>
      <text:p text:style-name="P2"/>
      <text:p text:style-name="P12">Weerstanden</text:p>
      <text:p text:style-name="P2"/>
      <text:p text:style-name="P7">Een weerstand is een trechter die de stroomhoeveelheid kan regelen.</text:p>
      <text:p text:style-name="P2"/>
      <text:p text:style-name="P2"/>
      <text:p text:style-name="P12">GPIO’s</text:p>
      <text:p text:style-name="P2"/>
      <text:p text:style-name="P7"><text:soft-page-break/>Aansluitpoten op een (micro) controller, bijv Raspberry pi, Arduino </text:p>
      <text:p text:style-name="P2"/>
      <text:p text:style-name="P13">Stappenplan les 1</text:p>
      <text:p text:style-name="P2"/>
      <text:p text:style-name="P9">1. sluit een draad aan op pin 17 (6e van onder)</text:p>
      <text:p text:style-name="P9"/>
      <text:p text:style-name="P9">2. sluit diezelfde draad aan op je breadboard</text:p>
      <text:p text:style-name="P9"/>
      <text:p text:style-name="P9">3. sluit de lange poot van de led aan op dezelfde rij als stap 2</text:p>
      <text:p text:style-name="P9"/>
      <text:p text:style-name="P9">4. sluit de korte poot van de led aan op een andere rij dan stap 2/3</text:p>
      <text:p text:style-name="P9"/>
      <text:p text:style-name="P9">5. sluit 1 poot van je weerstand aan op dezelfde rij als stap 4</text:p>
      <text:p text:style-name="P9"/>
      <text:p text:style-name="P9">6. sluit de andere poot van je weerstand aan op de lange “- rij”</text:p>
      <text:p text:style-name="P9"/>
      <text:p text:style-name="P9">7. sluit een draad aan op de “- rij”</text:p>
      <text:p text:style-name="P9"/>
      <text:p text:style-name="P9">8. sluit de andere kant van de draad aan op de GND pin (3e van onder)</text:p>
      <text:p text:style-name="P9"/>
      <text:p text:style-name="P11">De schakeling werkt als volgt: je kunt stroom sturen naar pin 17. De stroom gaat dan vanaf pin 17 door de LED, naar de weerstand en terug naar de GND pin van de Pi. </text:p>
      <text:p text:style-name="P11"/>
      <text:p text:style-name="P11">Als je dit wilt programmeren schrijf je het volgende programma:</text:p>
      <text:p text:style-name="P11"/>
      <text:p text:style-name="P10">HERHALEN</text:p>
      <text:p text:style-name="P10">1. stuur stroom naar pin 17</text:p>
      <text:p text:style-name="P10">2. wacht 3 tellen</text:p>
      <text:p text:style-name="P10">3. stuur geen stroom naar pin 17</text:p>
      <text:p text:style-name="P10">4. wacht 3 tellen</text:p>
      <text:p text:style-name="P10"/>
      <text:p text:style-name="P10"/>
      <text:p text:style-name="P11"><text:soft-page-break/>Dit stappenplan nemen we de volgende keer over en maken we in Scratch.</text:p>
      <text:p text:style-name="P9"/>
      <text:p text:style-name="P13">Conclusie les 1</text:p>
      <text:p text:style-name="P4"/>
      <text:p text:style-name="P8">We hebben een led aangesloten op pin 17 en gnd. We hebben gecontroleerd of de led werkt door de led <text:span text:style-name="T3">ook</text:span> aan te sluiten op 3,3V. </text:p>
      <text:p text:style-name="P8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1:19:35.539303535</meta:creation-date>
    <dc:date>2019-02-06T13:27:35.909254678</dc:date>
    <meta:editing-duration>PT5M51S</meta:editing-duration>
    <meta:editing-cycles>1</meta:editing-cycles>
    <meta:document-statistic meta:table-count="0" meta:image-count="0" meta:object-count="0" meta:page-count="3" meta:paragraph-count="32" meta:word-count="300" meta:character-count="1558" meta:non-whitespace-character-count="1287"/>
    <meta:generator>LibreOffice/5.2.7.2$Linux_ARM_EABI LibreOffice_project/528e71104c3fcc3637004cef595401b05295414c</meta:generator>
  </office:meta>
</office:document-meta>
</file>